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weight="normal" officeooo:rsid="000c3fb1" officeooo:paragraph-rsid="000c3fb1" style:font-weight-asian="normal" style:font-weight-complex="normal"/>
    </style:style>
    <style:style style:name="P5" style:family="paragraph" style:parent-style-name="Standard">
      <style:text-properties officeooo:paragraph-rsid="000cc5fb"/>
    </style:style>
    <style:style style:name="P6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bc490" officeooo:paragraph-rsid="000bc490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c3fb1" officeooo:paragraph-rsid="000c3fb1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cc5fb" officeooo:paragraph-rsid="000cc5f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bc490" officeooo:paragraph-rsid="000bc490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c3fb1" officeooo:paragraph-rsid="000c3fb1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cc5fb" officeooo:paragraph-rsid="000cc5fb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d0444" officeooo:paragraph-rsid="000d0444" style:font-size-asian="11pt" style:font-weight-asian="normal" style:font-size-complex="11pt" style:font-weight-complex="normal"/>
    </style:style>
    <style:style style:name="P15" style:family="paragraph" style:parent-style-name="Standard">
      <style:text-properties officeooo:paragraph-rsid="000de115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bc490" style:font-size-asian="11pt" style:font-size-complex="11pt"/>
    </style:style>
    <style:style style:name="T3" style:family="text">
      <style:text-properties fo:font-size="11pt" officeooo:rsid="000cc5fb" style:font-size-asian="11pt" style:font-size-complex="11pt"/>
    </style:style>
    <style:style style:name="T4" style:family="text">
      <style:text-properties fo:font-size="11pt" fo:font-weight="normal" officeooo:rsid="000cc5f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d0444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de115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fb7fc" style:font-size-asian="11pt" style:font-weight-asian="normal" style:font-size-complex="11pt" style:font-weight-complex="normal"/>
    </style:style>
    <style:style style:name="T8" style:family="text">
      <style:text-properties officeooo:rsid="000bc490"/>
    </style:style>
    <style:style style:name="T9" style:family="text">
      <style:text-properties officeooo:rsid="000fb7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ktikum <text:span text:style-name="T8">7</text:span>:</text:p>
      <text:p text:style-name="P1"/>
      <text:p text:style-name="P2">Aufgabe 1:</text:p>
      <text:p text:style-name="P3"/>
      <text:p text:style-name="P7">a) <text:s/>Was ist der wichtigste Vorteil von Nicht-Blockierenden Datenstrukturen gegenüber</text:p>
      <text:p text:style-name="P7">Locking?</text:p>
      <text:p text:style-name="P7"/>
      <text:p text:style-name="P11">Ausschließliche Modifizierung durch atomare Operationen. Nicht-Blockierende Datenstrukturen umgehen die Definition von kritischen Abschnitten, da keine Inkonsistenzen erzeugt werden.</text:p>
      <text:p text:style-name="P11"/>
      <text:p text:style-name="P8">b) Beschreiben Sie die Funktionsweise von Compare-and-Swap?</text:p>
      <text:p text:style-name="P8"/>
      <text:p text:style-name="P4"><text:span text:style-name="T2">L</text:span><text:span text:style-name="T1">iest übergebenen Wert und überprüft Anhand eines Vergleiches ob die Speicheradresse die des Vergleichswertes</text:span><text:span text:style-name="T3">(“alter Wert”)</text:span><text:span text:style-name="T1"> ist. Falls dies zutrifft, wird der Wert an der Adresse neu gesetzt, sonst nicht.</text:span></text:p>
      <text:p text:style-name="P12"/>
      <text:p text:style-name="P9">c) Lässt sich Compare-and-Swap alleine mit C-Code implementieren?</text:p>
      <text:p text:style-name="P9"/>
      <text:p text:style-name="P13">Nein, die Instruktion muss auf Hardware Ebene implementiert sein.</text:p>
      <text:p text:style-name="P13"/>
      <text:p text:style-name="P13"/>
      <text:p text:style-name="P10">d) Was ist das ABA-Problem?</text:p>
      <text:p text:style-name="P13"/>
      <text:p text:style-name="P5"><text:span text:style-name="T5">Problem im Kontext von CAS auf Stacks. </text:span><text:span text:style-name="T4">Ein Thread hängt ein Element </text:span><text:span text:style-name="T5">A </text:span><text:span text:style-name="T4">aus um es zu bearbeiten. Er wird unterbrochen. Andere Threads bearbeiten </text:span><text:span text:style-name="T5">den</text:span><text:span text:style-name="T4"> Stack </text:span><text:span text:style-name="T5">und hängen A und B aus und dann wird A wieder eingehängt</text:span><text:span text:style-name="T4">. </text:span><text:span text:style-name="T5">Erster Thread sieht Änderungen hinter dem A nicht und CAS ist erfolgreich obwohl das nicht seien sollte. → Stack ist kaputt</text:span></text:p>
      <text:p text:style-name="P13"/>
      <text:p text:style-name="P10">e) Wie lässt sich das ABA-Problem lösen?</text:p>
      <text:p text:style-name="P12"/>
      <text:p text:style-name="P14">Beschränkung der Wiederverwendung von Elementen und Speicheradressen (unpraktisch).</text:p>
      <text:p text:style-name="P14">Oder Hardware überwacht Änderungen, z.B. durch Load Linked / Store-Conditional.</text:p>
      <text:p text:style-name="P12"/>
      <text:p text:style-name="P9">f) Was ist der Vorteil von Load-Linked/Store-Conditional gegenüber Compare-and-</text:p>
      <text:p text:style-name="P9">Swap?</text:p>
      <text:p text:style-name="P12"/>
      <text:p text:style-name="P14">Setzt bei Laden linked Bit und speichert Wert nur, wenn der Wert nicht andersweitig verändert wurde. In der Hardware implementiert.</text:p>
      <text:p text:style-name="P12"/>
      <text:p text:style-name="P9">g) Gibt es Load-Linked/Store-Conditional in x86?</text:p>
      <text:p text:style-name="P12"/>
      <text:p text:style-name="P15"><text:span text:style-name="T7">LL/SC ist </text:span><text:span text:style-name="T6">strikt RISC, ältere x86 Modelle sind </text:span><text:span text:style-name="T7">mit</text:span><text:span text:style-name="T6">CISC. Neure Modelle </text:span><text:span text:style-name="T7">teils auch mit</text:span><text:span text:style-name="T6"> RISC, also ja.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6-26T12:09:20.225465761</dc:date>
    <meta:editing-cycles>33</meta:editing-cycles>
    <meta:editing-duration>PT1H1M53S</meta:editing-duration>
    <meta:document-statistic meta:table-count="0" meta:image-count="0" meta:object-count="0" meta:page-count="1" meta:paragraph-count="19" meta:word-count="228" meta:character-count="1614" meta:non-whitespace-character-count="1404"/>
    <meta:template xlink:type="simple" xlink:actuate="onRequest" xlink:title="" xlink:href="../../Praktikum4/Praktikum4.odt/Normal"/>
  </office:meta>
</office:document-meta>
</file>